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044" officeooo:paragraph-rsid="001f3044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1f3044" officeooo:paragraph-rsid="001f3044"/>
    </style:style>
    <style:style style:name="P4" style:family="paragraph" style:parent-style-name="Heading_20_2">
      <style:text-properties officeooo:rsid="001f3044" officeooo:paragraph-rsid="001f3044"/>
    </style:style>
    <style:style style:name="P5" style:family="paragraph" style:parent-style-name="Heading_20_2">
      <style:text-properties fo:color="#333333" fo:font-size="16pt" officeooo:rsid="001f3044" officeooo:paragraph-rsid="001f3044" style:font-size-asian="16pt" style:font-size-complex="16pt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f304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pport C++</text:p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<text:a xlink:type="simple" xlink:href="#__RefHeading___Toc105_101498284" text:style-name="Index_20_Link" text:visited-style-name="Index_20_Link">Introduction<text:tab/>1</text:a></text:p>
          <text:p text:style-name="P6"><text:a xlink:type="simple" xlink:href="#__RefHeading___Toc107_101498284" text:style-name="Index_20_Link" text:visited-style-name="Index_20_Link">Mode d’utilisation du projet<text:tab/>1</text:a></text:p>
          <text:p text:style-name="P6"><text:a xlink:type="simple" xlink:href="#__RefHeading___Toc119_101498284" text:style-name="Index_20_Link" text:visited-style-name="Index_20_Link">Le code plus en détail<text:tab/>1</text:a></text:p>
          <text:p text:style-name="P2"><text:a xlink:type="simple" xlink:href="#__RefHeading___Toc109_101498284" text:style-name="Index_20_Link" text:visited-style-name="Index_20_Link">Architecture fonctionnelle<text:tab/>1</text:a></text:p>
          <text:p text:style-name="P2"><text:a xlink:type="simple" xlink:href="#__RefHeading___Toc111_101498284" text:style-name="Index_20_Link" text:visited-style-name="Index_20_Link">Structure de données<text:tab/>1</text:a></text:p>
          <text:p text:style-name="P2"><text:a xlink:type="simple" xlink:href="#__RefHeading___Toc113_101498284" text:style-name="Index_20_Link" text:visited-style-name="Index_20_Link">Explication des algorithme utilisé<text:tab/>1</text:a></text:p>
          <text:p text:style-name="P2"><text:a xlink:type="simple" xlink:href="#__RefHeading___Toc121_101498284" text:style-name="Index_20_Link" text:visited-style-name="Index_20_Link">Classes et interfaces<text:tab/>1</text:a></text:p>
          <text:p text:style-name="P6"><text:a xlink:type="simple" xlink:href="#__RefHeading___Toc115_101498284" text:style-name="Index_20_Link" text:visited-style-name="Index_20_Link">Conclusion<text:tab/>1</text:a></text:p>
        </text:index-body>
      </text:table-of-content>
      <text:p text:style-name="P1"/>
      <text:p text:style-name="P1"/>
      <text:h text:style-name="Heading_20_1" text:outline-level="1"><text:bookmark-start text:name="__RefHeading___Toc105_101498284"/>Introduction<text:bookmark-end text:name="__RefHeading___Toc105_101498284"/></text:h>
      <text:p text:style-name="P1">objectif, limite, choix du projet</text:p>
      <text:p text:style-name="P1"/>
      <text:p text:style-name="P1"/>
      <text:h text:style-name="P3" text:outline-level="1"><text:bookmark-start text:name="__RefHeading___Toc107_101498284"/>Mode d’utilisation du projet<text:bookmark-end text:name="__RefHeading___Toc107_101498284"/></text:h>
      <text:p text:style-name="P1"/>
      <text:h text:style-name="Heading_20_1" text:outline-level="1"><text:bookmark-start text:name="__RefHeading___Toc119_101498284"/>Le code plus en <text:span text:style-name="T1">détail</text:span><text:bookmark-end text:name="__RefHeading___Toc119_101498284"/></text:h>
      <text:h text:style-name="P5" text:outline-level="2"><text:bookmark-start text:name="__RefHeading___Toc109_101498284"/>Architecture fonctionnelle<text:bookmark-end text:name="__RefHeading___Toc109_101498284"/></text:h>
      <text:p text:style-name="P1">schémas</text:p>
      <text:h text:style-name="Heading_20_2" text:outline-level="2"><text:bookmark-start text:name="__RefHeading___Toc111_101498284"/>Structure de données<text:bookmark-end text:name="__RefHeading___Toc111_101498284"/></text:h>
      <text:p text:style-name="P1">schémas</text:p>
      <text:h text:style-name="Heading_20_2" text:outline-level="2"><text:bookmark-start text:name="__RefHeading___Toc113_101498284"/>Explication des algorithme utilisé<text:bookmark-end text:name="__RefHeading___Toc113_101498284"/></text:h>
      <text:p text:style-name="Text_20_body"/>
      <text:h text:style-name="P4" text:outline-level="2"><text:bookmark-start text:name="__RefHeading___Toc121_101498284"/>Classes et interfaces<text:bookmark-end text:name="__RefHeading___Toc121_101498284"/></text:h>
      <text:p text:style-name="P1"/>
      <text:h text:style-name="Heading_20_1" text:outline-level="1"><text:bookmark-start text:name="__RefHeading___Toc115_101498284"/>Conclusion<text:bookmark-end text:name="__RefHeading___Toc115_101498284"/></text:h>
      <text:p text:style-name="P1"><text:tab/>résumer le travail effectu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353cm" fo:margin-bottom="0.212cm" loext:contextual-spacing="false" fo:text-indent="0cm" style:auto-text-indent="false"/>
      <style:text-properties fo:color="#333333" fo:font-size="115%" fo:font-weight="bold" style:font-size-asian="115%" style:font-weight-asian="bold" style:font-size-complex="115%" style:font-weight-complex="60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5:00:43.148178250</meta:creation-date>
    <dc:date>2018-03-13T15:46:35.136307543</dc:date>
    <meta:editing-duration>PT35M41S</meta:editing-duration>
    <meta:editing-cycles>1</meta:editing-cycles>
    <meta:document-statistic meta:table-count="0" meta:image-count="0" meta:object-count="0" meta:page-count="1" meta:paragraph-count="22" meta:word-count="70" meta:character-count="466" meta:non-whitespace-character-count="417"/>
    <meta:generator>LibreOffice/5.1.6.2$Linux_X86_64 LibreOffice_project/10m0$Build-2</meta:generator>
  </office:meta>
</office:document-meta>
</file>